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" svg:font-family="Liberation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b6e" officeooo:paragraph-rsid="000c3b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STEP:</text:p>
      <text:p text:style-name="P1"/>
      <text:p text:style-name="P1"><text:s text:c="11"/>Prediccion</text:p>
      <text:p text:style-name="P1">Real <text:s text:c="7"/>young middleage old</text:p>
      <text:p text:style-name="P1"><text:s text:c="2"/>young <text:s text:c="7"/>75 <text:s text:c="7"/>36 <text:s text:c="2"/>0</text:p>
      <text:p text:style-name="P1"><text:s text:c="2"/>middleage <text:s text:c="4"/>5 <text:s text:c="6"/>339 <text:s text:c="2"/>6</text:p>
      <text:p text:style-name="P1"><text:s text:c="2"/>old <text:s text:c="10"/>0 <text:s text:c="7"/>14 <text:s/>23</text:p>
      <text:p text:style-name="P1"/>
      <text:p text:style-name="P1"><text:s text:c="11"/>Prediccion</text:p>
      <text:p text:style-name="P1">Real <text:s text:c="12"/>young <text:s/>middleage <text:s text:c="7"/>old</text:p>
      <text:p text:style-name="P1"><text:s text:c="2"/>young <text:s text:c="4"/>0.15060241 0.07228916 0.00000000</text:p>
      <text:p text:style-name="P1"><text:s text:c="2"/>middleage 0.01004016 0.68072289 0.01204819</text:p>
      <text:p text:style-name="P1"><text:s text:c="2"/>old <text:s text:c="6"/>0.00000000 0.02811245 0.04618474</text:p>
      <text:p text:style-name="P1"/>
      <text:p text:style-name="P1"><text:s text:c="11"/>Prediccion</text:p>
      <text:p text:style-name="P1">Real <text:s text:c="7"/>young middleage <text:s text:c="2"/>old</text:p>
      <text:p text:style-name="P1"><text:s text:c="2"/>young <text:s text:c="4"/>67.57 <text:s text:c="4"/>32.43 <text:s/>0.00</text:p>
      <text:p text:style-name="P1"><text:s text:c="2"/>middleage <text:s/>1.43 <text:s text:c="4"/>96.86 <text:s/>1.71</text:p>
      <text:p text:style-name="P1"><text:s text:c="2"/>old <text:s text:c="7"/>0.00 <text:s text:c="4"/>37.84 62.16</text:p>
      <text:p text:style-name="P1"/>
      <text:p text:style-name="P1">Number of cases in table: 498 </text:p>
      <text:p text:style-name="P1">Number of factors: 2 </text:p>
      <text:p text:style-name="P1">Test for independence of all factors:</text:p>
      <text:p text:style-name="P1"><text:tab/>Chisq = 507.3, df = 4, p-value = 1.798e-108</text:p>
      <text:p text:style-name="P1"><text:tab/>Chi-squared approximation may be incorrect</text:p>
      <text:p text:style-name="P1"/>
      <text:p text:style-name="P1">----------------------------------------------------------------------------------------</text:p>
      <text:p text:style-name="P1"/>
      <text:p text:style-name="P1">MODELBACK:</text:p>
      <text:p text:style-name="P1"/>
      <text:p text:style-name="P1"><text:s text:c="11"/>Prediccion</text:p>
      <text:p text:style-name="P1">Real <text:s text:c="7"/>young middleage old</text:p>
      <text:p text:style-name="P1"><text:s text:c="2"/>young <text:s text:c="7"/>91 <text:s text:c="7"/>20 <text:s text:c="2"/>0</text:p>
      <text:p text:style-name="P1"><text:s text:c="2"/>middleage <text:s text:c="4"/>3 <text:s text:c="6"/>341 <text:s text:c="2"/>6</text:p>
      <text:p text:style-name="P1"><text:s text:c="2"/>old <text:s text:c="10"/>0 <text:s text:c="7"/>10 <text:s/>27</text:p>
      <text:p text:style-name="P1"/>
      <text:p text:style-name="P1"><text:s text:c="11"/>Prediccion</text:p>
      <text:p text:style-name="P1">Real <text:s text:c="13"/>young <text:s text:c="2"/>middleage <text:s text:c="8"/>old</text:p>
      <text:p text:style-name="P1"><text:s text:c="2"/>young <text:s text:c="4"/>0.182730924 0.040160643 0.000000000</text:p>
      <text:p text:style-name="P1"><text:s text:c="2"/>middleage 0.006024096 0.684738956 0.012048193</text:p>
      <text:p text:style-name="P1"><text:s text:c="2"/>old <text:s text:c="6"/>0.000000000 0.020080321 0.054216867</text:p>
      <text:p text:style-name="P1"/>
      <text:p text:style-name="P1"><text:s text:c="11"/>Prediccion</text:p>
      <text:p text:style-name="P1">Real <text:s text:c="7"/>young middleage <text:s text:c="2"/>old</text:p>
      <text:p text:style-name="P1"><text:s text:c="2"/>young <text:s text:c="4"/>81.98 <text:s text:c="4"/>18.02 <text:s/>0.00</text:p>
      <text:p text:style-name="P1"><text:s text:c="2"/>middleage <text:s/>0.86 <text:s text:c="4"/>97.43 <text:s/>1.71</text:p>
      <text:p text:style-name="P1"><text:s text:c="2"/>old <text:s text:c="7"/>0.00 <text:s text:c="4"/>27.03 72.97</text:p>
      <text:p text:style-name="P1"/>
      <text:p text:style-name="P1">Number of cases in table: 498 </text:p>
      <text:p text:style-name="P1">Number of factors: 2 </text:p>
      <text:p text:style-name="P1">Test for independence of all factors:</text:p>
      <text:p text:style-name="P1"><text:tab/>Chisq = 650.7, df = 4, p-value = 1.656e-139</text:p>
      <text:p text:style-name="P1"><text:tab/>Chi-squared approximation may be incorrec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" svg:font-family="Liberation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Mono" fo:font-size="9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Mono" fo:font-size="9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Mono" fo:font-family="'Liberation Mono'" style:font-family-generic="modern" style:font-pitch="fixed" fo:font-size="10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Mono" fo:font-family="'Liberation Mono'" style:font-family-generic="modern" style:font-pitch="fixed" fo:font-size="8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" fo:font-family="Liberation" fo:font-size="10pt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7:38:20.835462689</meta:creation-date>
    <dc:date>2022-04-17T17:55:00.657870698</dc:date>
    <meta:editing-duration>PT6M29S</meta:editing-duration>
    <meta:editing-cycles>1</meta:editing-cycles>
    <meta:document-statistic meta:table-count="0" meta:image-count="0" meta:object-count="0" meta:page-count="1" meta:paragraph-count="43" meta:word-count="165" meta:character-count="1460" meta:non-whitespace-character-count="989"/>
    <meta:generator>LibreOffice/6.4.7.2$Linux_X86_64 LibreOffice_project/40$Build-2</meta:generator>
  </office:meta>
</office:document-meta>
</file>